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4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scadia Mono" fo:font-size="9.5pt" style:font-name-asian="Cascadia Mono" style:font-size-asian="9.5pt" style:font-name-complex="Cascadia Mono" style:font-size-complex="5.40000009536743pt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ce2"/>
        <table:table-column table:style-name="co2" table:default-cell-style-name="ce3"/>
        <table:table-column table:style-name="co1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mproved</text:p>
            <text:p>Skill</text:p>
          </table:table-cell>
          <table:table-cell table:style-name="ce1" office:value-type="string">
            <text:p>Experience</text:p>
            <text:p>Gain</text:p>
          </table:table-cell>
          <table:table-cell table:style-name="ce1" office:value-type="string">
            <text:p>Defense</text:p>
            <text:p>Modifier</text:p>
          </table:table-cell>
          <table:table-cell table:style-name="ce1" office:value-type="string">
            <text:p>Stamina</text:p>
          </table:table-cell>
          <table:table-cell table:style-name="ce1" office:value-type="string">
            <text:p>Hit probabilit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atigue</text:p>
          </table:table-cell>
          <table:table-cell table:style-name="Default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00: Fighter</text:p>
          </table:table-cell>
          <table:table-cell table:number-columns-repeated="6" office:value-type="float" office:value="0">
            <text:p>0</text:p>
          </table:table-cell>
          <table:table-cell table:formula="of:=&quot;&lt;attack Number='&quot;&amp;[.A2]&amp;&quot;' name='&quot;&amp;[.B2]&amp;&quot;' improved='&quot;&amp;MID([.C2];1;2)&amp;&quot;' experience='&quot;&amp;[.D2]&amp;&quot;' def='&quot;&amp;[.E2]&amp;&quot;' stamina='&quot;&amp;[.F2]&amp;&quot;' hit='&quot;&amp;[.G2]&amp;&quot;' damage='&quot;&amp;[.H2]&amp;&quot;' fatigue='&quot;&amp;[.I2]&amp;&quot;'&gt;&lt;/attack&gt;&quot;" office:value-type="string" office:string-value="&lt;attack Number='0' name='N' improved='00' experience='0' def='0' stamina='0' hit='0' damage='0' fatigue='0'&gt;&lt;/attack&gt;">
            <text:p>&lt;attack Number='0' name='N' improved='00' experience='0' def='0' stamina='0' hit='0' damage='0' fatigue='0'&gt;&lt;/attack&gt;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lock</text:p>
          </table:table-cell>
          <table:table-cell office:value-type="string">
            <text:p>07: Parry (Hidden Fighter skill)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&quot;&lt;attack Number='&quot;&amp;[.A3]&amp;&quot;' name='&quot;&amp;[.B3]&amp;&quot;' improved='&quot;&amp;MID([.C3];1;2)&amp;&quot;' experience='&quot;&amp;[.D3]&amp;&quot;' def='&quot;&amp;[.E3]&amp;&quot;' stamina='&quot;&amp;[.F3]&amp;&quot;' hit='&quot;&amp;[.G3]&amp;&quot;' damage='&quot;&amp;[.H3]&amp;&quot;' fatigue='&quot;&amp;[.I3]&amp;&quot;'&gt;&lt;/attack&gt;&quot;" office:value-type="string" office:string-value="&lt;attack Number='1' name='Block' improved='07' experience='8' def='36' stamina='4' hit='22' damage='15' fatigue='6'&gt;&lt;/attack&gt;">
            <text:p>&lt;attack Number='1' name='Block' improved='07' experience='8' def='36' stamina='4' hit='22' damage='15' fatigue='6'&gt;&lt;/attack&gt;</text:p>
          </table:table-cell>
          <table:table-cell office:value-type="string">
            <text:p>=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hop</text:p>
          </table:table-cell>
          <table:table-cell office:value-type="string">
            <text:p>06: Club (Hidden Fighter skill)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&quot;&lt;attack Number='&quot;&amp;[.A4]&amp;&quot;' name='&quot;&amp;[.B4]&amp;&quot;' improved='&quot;&amp;MID([.C4];1;2)&amp;&quot;' experience='&quot;&amp;[.D4]&amp;&quot;' def='&quot;&amp;[.E4]&amp;&quot;' stamina='&quot;&amp;[.F4]&amp;&quot;' hit='&quot;&amp;[.G4]&amp;&quot;' damage='&quot;&amp;[.H4]&amp;&quot;' fatigue='&quot;&amp;[.I4]&amp;&quot;'&gt;&lt;/attack&gt;&quot;" office:value-type="string" office:string-value="&lt;attack Number='2' name='Chop' improved='06' experience='10' def='0' stamina='8' hit='48' damage='48' fatigue='8'&gt;&lt;/attack&gt;">
            <text:p>&lt;attack Number='2' name='Chop' improved='06' experience='10' def='0' stamina='8' hit='48' damage='48' fatigue='8'&gt;&lt;/attack&gt;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00: Fighter</text:p>
          </table:table-cell>
          <table:table-cell table:number-columns-repeated="6" office:value-type="float" office:value="0">
            <text:p>0</text:p>
          </table:table-cell>
          <table:table-cell table:formula="of:=&quot;&lt;attack Number='&quot;&amp;[.A5]&amp;&quot;' name='&quot;&amp;[.B5]&amp;&quot;' improved='&quot;&amp;MID([.C5];1;2)&amp;&quot;' experience='&quot;&amp;[.D5]&amp;&quot;' def='&quot;&amp;[.E5]&amp;&quot;' stamina='&quot;&amp;[.F5]&amp;&quot;' hit='&quot;&amp;[.G5]&amp;&quot;' damage='&quot;&amp;[.H5]&amp;&quot;' fatigue='&quot;&amp;[.I5]&amp;&quot;'&gt;&lt;/attack&gt;&quot;" office:value-type="string" office:string-value="&lt;attack Number='3' name='X' improved='00' experience='0' def='0' stamina='0' hit='0' damage='0' fatigue='0'&gt;&lt;/attack&gt;">
            <text:p>&lt;attack Number='3' name='X' improved='00' experience='0' def='0' stamina='0' hit='0' damage='0' fatigue='0'&gt;&lt;/attack&gt;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low Horn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&quot;&lt;attack Number='&quot;&amp;[.A6]&amp;&quot;' name='&quot;&amp;[.B6]&amp;&quot;' improved='&quot;&amp;MID([.C6];1;2)&amp;&quot;' experience='&quot;&amp;[.D6]&amp;&quot;' def='&quot;&amp;[.E6]&amp;&quot;' stamina='&quot;&amp;[.F6]&amp;&quot;' hit='&quot;&amp;[.G6]&amp;&quot;' damage='&quot;&amp;[.H6]&amp;&quot;' fatigue='&quot;&amp;[.I6]&amp;&quot;'&gt;&lt;/attack&gt;&quot;" office:value-type="string" office:string-value="&lt;attack Number='4' name='Blow Horn (d)' improved='14' experience='0' def='-4' stamina='1' hit='0' damage='0' fatigue='6'&gt;&lt;/attack&gt;">
            <text:p>&lt;attack Number='4' name='Blow Horn (d)' improved='14' experience='0' def='-4' stamina='1' hit='0' damage='0' fatigue='6'&gt;&lt;/attack&gt;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lip</text:p>
          </table:table-cell>
          <table:table-cell office:value-type="string">
            <text:p>12: Identify (Hidden Priest skill)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&quot;&lt;attack Number='&quot;&amp;[.A7]&amp;&quot;' name='&quot;&amp;[.B7]&amp;&quot;' improved='&quot;&amp;MID([.C7];1;2)&amp;&quot;' experience='&quot;&amp;[.D7]&amp;&quot;' def='&quot;&amp;[.E7]&amp;&quot;' stamina='&quot;&amp;[.F7]&amp;&quot;' hit='&quot;&amp;[.G7]&amp;&quot;' damage='&quot;&amp;[.H7]&amp;&quot;' fatigue='&quot;&amp;[.I7]&amp;&quot;'&gt;&lt;/attack&gt;&quot;" office:value-type="string" office:string-value="&lt;attack Number='5' name='Flip' improved='12' experience='0' def='-10' stamina='0' hit='0' damage='0' fatigue='3'&gt;&lt;/attack&gt;">
            <text:p>&lt;attack Number='5' name='Flip' improved='12' experience='0' def='-10' stamina='0' hit='0' damage='0' fatigue='3'&gt;&lt;/attack&gt;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unch</text:p>
          </table:table-cell>
          <table:table-cell office:value-type="string">
            <text:p>09: Fight (Hidden Ninja skill)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&quot;&lt;attack Number='&quot;&amp;[.A8]&amp;&quot;' name='&quot;&amp;[.B8]&amp;&quot;' improved='&quot;&amp;MID([.C8];1;2)&amp;&quot;' experience='&quot;&amp;[.D8]&amp;&quot;' def='&quot;&amp;[.E8]&amp;&quot;' stamina='&quot;&amp;[.F8]&amp;&quot;' hit='&quot;&amp;[.G8]&amp;&quot;' damage='&quot;&amp;[.H8]&amp;&quot;' fatigue='&quot;&amp;[.I8]&amp;&quot;'&gt;&lt;/attack&gt;&quot;" office:value-type="string" office:string-value="&lt;attack Number='6' name='Punch' improved='09' experience='8' def='-10' stamina='1' hit='38' damage='32' fatigue='1'&gt;&lt;/attack&gt;">
            <text:p>&lt;attack Number='6' name='Punch' improved='09' experience='8' def='-10' stamina='1' hit='38' damage='32' fatigue='1'&gt;&lt;/attack&gt;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ick</text:p>
          </table:table-cell>
          <table:table-cell office:value-type="string">
            <text:p>09: Fight (Hidden Ninja skill)</text:p>
          </table:table-cell>
          <table:table-cell office:value-type="float" office:value="13">
            <text:p>13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&quot;&lt;attack Number='&quot;&amp;[.A9]&amp;&quot;' name='&quot;&amp;[.B9]&amp;&quot;' improved='&quot;&amp;MID([.C9];1;2)&amp;&quot;' experience='&quot;&amp;[.D9]&amp;&quot;' def='&quot;&amp;[.E9]&amp;&quot;' stamina='&quot;&amp;[.F9]&amp;&quot;' hit='&quot;&amp;[.G9]&amp;&quot;' damage='&quot;&amp;[.H9]&amp;&quot;' fatigue='&quot;&amp;[.I9]&amp;&quot;'&gt;&lt;/attack&gt;&quot;" office:value-type="string" office:string-value="&lt;attack Number='7' name='Kick' improved='09' experience='13' def='-5' stamina='3' hit='28' damage='48' fatigue='5'&gt;&lt;/attack&gt;">
            <text:p>&lt;attack Number='7' name='Kick' improved='09' experience='13' def='-5' stamina='3' hit='28' damage='48' fatigue='5'&gt;&lt;/attack&gt;</text:p>
          </table:table-cell>
          <table:table-cell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War Cry (d)</text:p>
          </table:table-cell>
          <table:table-cell office:value-type="string">
            <text:p>14: Influence (Hidden Priest skill) (a)(b)</text:p>
            <text:p>07: Parry (Hidden Fighter skill) (c)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&quot;&lt;attack Number='&quot;&amp;[.A10]&amp;&quot;' name='&quot;&amp;[.B10]&amp;&quot;' improved='&quot;&amp;MID([.C10];1;2)&amp;&quot;' experience='&quot;&amp;[.D10]&amp;&quot;' def='&quot;&amp;[.E10]&amp;&quot;' stamina='&quot;&amp;[.F10]&amp;&quot;' hit='&quot;&amp;[.G10]&amp;&quot;' damage='&quot;&amp;[.H10]&amp;&quot;' fatigue='&quot;&amp;[.I10]&amp;&quot;'&gt;&lt;/attack&gt;&quot;" office:value-type="string" office:string-value="&lt;attack Number='8' name='War Cry (d)' improved='14' experience='7' def='4' stamina='1' hit='0' damage='0' fatigue='3'&gt;&lt;/attack&gt;">
            <text:p>&lt;attack Number='8' name='War Cry (d)' improved='14' experience='7' def='4' stamina='1' hit='0' damage='0' fatigue='3'&gt;&lt;/attack&gt;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Stab</text:p>
          </table:table-cell>
          <table:table-cell office:value-type="string">
            <text:p>09: Fight (Hidden Ninja skill)</text:p>
          </table:table-cell>
          <table:table-cell office:value-type="float" office:value="15">
            <text:p>15</text:p>
          </table:table-cell>
          <table:table-cell office:value-type="float" office:value="-20">
            <text:p>-2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&quot;&lt;attack Number='&quot;&amp;[.A11]&amp;&quot;' name='&quot;&amp;[.B11]&amp;&quot;' improved='&quot;&amp;MID([.C11];1;2)&amp;&quot;' experience='&quot;&amp;[.D11]&amp;&quot;' def='&quot;&amp;[.E11]&amp;&quot;' stamina='&quot;&amp;[.F11]&amp;&quot;' hit='&quot;&amp;[.G11]&amp;&quot;' damage='&quot;&amp;[.H11]&amp;&quot;' fatigue='&quot;&amp;[.I11]&amp;&quot;'&gt;&lt;/attack&gt;&quot;" office:value-type="string" office:string-value="&lt;attack Number='9' name='Stab' improved='09' experience='15' def='-20' stamina='3' hit='30' damage='48' fatigue='5'&gt;&lt;/attack&gt;">
            <text:p>&lt;attack Number='9' name='Stab' improved='09' experience='15' def='-20' stamina='3' hit='30' damage='48' fatigue='5'&gt;&lt;/attack&gt;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limb Down</text:p>
          </table:table-cell>
          <table:table-cell office:value-type="string">
            <text:p>08: Steal (Hidden Ninja skill)</text:p>
          </table:table-cell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&quot;&lt;attack Number='&quot;&amp;[.A12]&amp;&quot;' name='&quot;&amp;[.B12]&amp;&quot;' improved='&quot;&amp;MID([.C12];1;2)&amp;&quot;' experience='&quot;&amp;[.D12]&amp;&quot;' def='&quot;&amp;[.E12]&amp;&quot;' stamina='&quot;&amp;[.F12]&amp;&quot;' hit='&quot;&amp;[.G12]&amp;&quot;' damage='&quot;&amp;[.H12]&amp;&quot;' fatigue='&quot;&amp;[.I12]&amp;&quot;'&gt;&lt;/attack&gt;&quot;" office:value-type="string" office:string-value="&lt;attack Number='10' name='Climb Down' improved='08' experience='15' def='-15' stamina='40' hit='0' damage='0' fatigue='35'&gt;&lt;/attack&gt;">
            <text:p>&lt;attack Number='10' name='Climb Down' improved='08' experience='15' def='-15' stamina='40' hit='0' damage='0' fatigue='35'&gt;&lt;/attack&gt;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Freeze Life (g)</text:p>
          </table:table-cell>
          <table:table-cell office:value-type="string">
            <text:p>14: Influence (Hidden Priest skill)</text:p>
          </table:table-cell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&quot;&lt;attack Number='&quot;&amp;[.A13]&amp;&quot;' name='&quot;&amp;[.B13]&amp;&quot;' improved='&quot;&amp;MID([.C13];1;2)&amp;&quot;' experience='&quot;&amp;[.D13]&amp;&quot;' def='&quot;&amp;[.E13]&amp;&quot;' stamina='&quot;&amp;[.F13]&amp;&quot;' hit='&quot;&amp;[.G13]&amp;&quot;' damage='&quot;&amp;[.H13]&amp;&quot;' fatigue='&quot;&amp;[.I13]&amp;&quot;'&gt;&lt;/attack&gt;&quot;" office:value-type="string" office:string-value="&lt;attack Number='11' name='Freeze Life (g)' improved='14' experience='22' def='-10' stamina='3' hit='0' damage='0' fatigue='20'&gt;&lt;/attack&gt;">
            <text:p>&lt;attack Number='11' name='Freeze Life (g)' improved='14' experience='22' def='-10' stamina='3' hit='0' damage='0' fatigue='20'&gt;&lt;/attack&gt;</text:p>
          </table:table-cell>
          <table:table-cell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Hit</text:p>
          </table:table-cell>
          <table:table-cell office:value-type="string">
            <text:p>09: Fight (Hidden Ninja skill)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&quot;&lt;attack Number='&quot;&amp;[.A14]&amp;&quot;' name='&quot;&amp;[.B14]&amp;&quot;' improved='&quot;&amp;MID([.C14];1;2)&amp;&quot;' experience='&quot;&amp;[.D14]&amp;&quot;' def='&quot;&amp;[.E14]&amp;&quot;' stamina='&quot;&amp;[.F14]&amp;&quot;' hit='&quot;&amp;[.G14]&amp;&quot;' damage='&quot;&amp;[.H14]&amp;&quot;' fatigue='&quot;&amp;[.I14]&amp;&quot;'&gt;&lt;/attack&gt;&quot;" office:value-type="string" office:string-value="&lt;attack Number='12' name='Hit' improved='09' experience='10' def='16' stamina='3' hit='20' damage='20' fatigue='4'&gt;&lt;/attack&gt;">
            <text:p>&lt;attack Number='12' name='Hit' improved='09' experience='10' def='16' stamina='3' hit='20' damage='20' fatigue='4'&gt;&lt;/attack&gt;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wing</text:p>
          </table:table-cell>
          <table:table-cell office:value-type="string">
            <text:p>04: Swing (Hidden Fighter skill)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&quot;&lt;attack Number='&quot;&amp;[.A15]&amp;&quot;' name='&quot;&amp;[.B15]&amp;&quot;' improved='&quot;&amp;MID([.C15];1;2)&amp;&quot;' experience='&quot;&amp;[.D15]&amp;&quot;' def='&quot;&amp;[.E15]&amp;&quot;' stamina='&quot;&amp;[.F15]&amp;&quot;' hit='&quot;&amp;[.G15]&amp;&quot;' damage='&quot;&amp;[.H15]&amp;&quot;' fatigue='&quot;&amp;[.I15]&amp;&quot;'&gt;&lt;/attack&gt;&quot;" office:value-type="string" office:string-value="&lt;attack Number='13' name='Swing' improved='04' experience='6' def='5' stamina='2' hit='32' damage='16' fatigue='6'&gt;&lt;/attack&gt;">
            <text:p>&lt;attack Number='13' name='Swing' improved='04' experience='6' def='5' stamina='2' hit='32' damage='16' fatigue='6'&gt;&lt;/attack&gt;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Stab (unused)</text:p>
          </table:table-cell>
          <table:table-cell office:value-type="string">
            <text:p>05: Thrust (Hidden Fighter skill)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&quot;&lt;attack Number='&quot;&amp;[.A16]&amp;&quot;' name='&quot;&amp;[.B16]&amp;&quot;' improved='&quot;&amp;MID([.C16];1;2)&amp;&quot;' experience='&quot;&amp;[.D16]&amp;&quot;' def='&quot;&amp;[.E16]&amp;&quot;' stamina='&quot;&amp;[.F16]&amp;&quot;' hit='&quot;&amp;[.G16]&amp;&quot;' damage='&quot;&amp;[.H16]&amp;&quot;' fatigue='&quot;&amp;[.I16]&amp;&quot;'&gt;&lt;/attack&gt;&quot;" office:value-type="string" office:string-value="&lt;attack Number='14' name='Stab (unused)' improved='05' experience='12' def='-15' stamina='4' hit='42' damage='60' fatigue='10'&gt;&lt;/attack&gt;">
            <text:p>&lt;attack Number='14' name='Stab (unused)' improved='05' experience='12' def='-15' stamina='4' hit='42' damage='60' fatigue='10'&gt;&lt;/attack&gt;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Thrust</text:p>
          </table:table-cell>
          <table:table-cell office:value-type="string">
            <text:p>05: Thrust (Hidden Fighter skill)</text:p>
          </table:table-cell>
          <table:table-cell office:value-type="float" office:value="19">
            <text:p>19</text:p>
          </table:table-cell>
          <table:table-cell office:value-type="float" office:value="-17">
            <text:p>-17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formula="of:=&quot;&lt;attack Number='&quot;&amp;[.A17]&amp;&quot;' name='&quot;&amp;[.B17]&amp;&quot;' improved='&quot;&amp;MID([.C17];1;2)&amp;&quot;' experience='&quot;&amp;[.D17]&amp;&quot;' def='&quot;&amp;[.E17]&amp;&quot;' stamina='&quot;&amp;[.F17]&amp;&quot;' hit='&quot;&amp;[.G17]&amp;&quot;' damage='&quot;&amp;[.H17]&amp;&quot;' fatigue='&quot;&amp;[.I17]&amp;&quot;'&gt;&lt;/attack&gt;&quot;" office:value-type="string" office:string-value="&lt;attack Number='15' name='Thrust' improved='05' experience='19' def='-17' stamina='13' hit='57' damage='66' fatigue='16'&gt;&lt;/attack&gt;">
            <text:p>&lt;attack Number='15' name='Thrust' improved='05' experience='19' def='-17' stamina='13' hit='57' damage='66' fatigue='16'&gt;&lt;/attack&gt;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Jab</text:p>
          </table:table-cell>
          <table:table-cell office:value-type="string">
            <text:p>05: Thrust (Hidden Fighter skill)</text:p>
          </table:table-cell>
          <table:table-cell office:value-type="float" office:value="11">
            <text:p>11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&quot;&lt;attack Number='&quot;&amp;[.A18]&amp;&quot;' name='&quot;&amp;[.B18]&amp;&quot;' improved='&quot;&amp;MID([.C18];1;2)&amp;&quot;' experience='&quot;&amp;[.D18]&amp;&quot;' def='&quot;&amp;[.E18]&amp;&quot;' stamina='&quot;&amp;[.F18]&amp;&quot;' hit='&quot;&amp;[.G18]&amp;&quot;' damage='&quot;&amp;[.H18]&amp;&quot;' fatigue='&quot;&amp;[.I18]&amp;&quot;'&gt;&lt;/attack&gt;&quot;" office:value-type="string" office:string-value="&lt;attack Number='16' name='Jab' improved='05' experience='11' def='-5' stamina='3' hit='70' damage='8' fatigue='2'&gt;&lt;/attack&gt;">
            <text:p>&lt;attack Number='16' name='Jab' improved='05' experience='11' def='-5' stamina='3' hit='70' damage='8' fatigue='2'&gt;&lt;/attack&gt;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arry</text:p>
          </table:table-cell>
          <table:table-cell office:value-type="string">
            <text:p>07: Parry (Hidden Fighter skill)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&quot;&lt;attack Number='&quot;&amp;[.A19]&amp;&quot;' name='&quot;&amp;[.B19]&amp;&quot;' improved='&quot;&amp;MID([.C19];1;2)&amp;&quot;' experience='&quot;&amp;[.D19]&amp;&quot;' def='&quot;&amp;[.E19]&amp;&quot;' stamina='&quot;&amp;[.F19]&amp;&quot;' hit='&quot;&amp;[.G19]&amp;&quot;' damage='&quot;&amp;[.H19]&amp;&quot;' fatigue='&quot;&amp;[.I19]&amp;&quot;'&gt;&lt;/attack&gt;&quot;" office:value-type="string" office:string-value="&lt;attack Number='17' name='Parry' improved='07' experience='17' def='29' stamina='1' hit='18' damage='8' fatigue='18'&gt;&lt;/attack&gt;">
            <text:p>&lt;attack Number='17' name='Parry' improved='07' experience='17' def='29' stamina='1' hit='18' damage='8' fatigue='18'&gt;&lt;/attack&gt;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ack</text:p>
          </table:table-cell>
          <table:table-cell office:value-type="string">
            <text:p>04: Swing (Hidden Fighter skill)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&quot;&lt;attack Number='&quot;&amp;[.A20]&amp;&quot;' name='&quot;&amp;[.B20]&amp;&quot;' improved='&quot;&amp;MID([.C20];1;2)&amp;&quot;' experience='&quot;&amp;[.D20]&amp;&quot;' def='&quot;&amp;[.E20]&amp;&quot;' stamina='&quot;&amp;[.F20]&amp;&quot;' hit='&quot;&amp;[.G20]&amp;&quot;' damage='&quot;&amp;[.H20]&amp;&quot;' fatigue='&quot;&amp;[.I20]&amp;&quot;'&gt;&lt;/attack&gt;&quot;" office:value-type="string" office:string-value="&lt;attack Number='18' name='Hack' improved='04' experience='9' def='10' stamina='6' hit='27' damage='25' fatigue='8'&gt;&lt;/attack&gt;">
            <text:p>&lt;attack Number='18' name='Hack' improved='04' experience='9' def='10' stamina='6' hit='27' damage='25' fatigue='8'&gt;&lt;/attack&gt;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Berzerk</text:p>
          </table:table-cell>
          <table:table-cell office:value-type="string">
            <text:p>04: Swing (Hidden Fighter skill)</text:p>
          </table:table-cell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table:formula="of:=&quot;&lt;attack Number='&quot;&amp;[.A21]&amp;&quot;' name='&quot;&amp;[.B21]&amp;&quot;' improved='&quot;&amp;MID([.C21];1;2)&amp;&quot;' experience='&quot;&amp;[.D21]&amp;&quot;' def='&quot;&amp;[.E21]&amp;&quot;' stamina='&quot;&amp;[.F21]&amp;&quot;' hit='&quot;&amp;[.G21]&amp;&quot;' damage='&quot;&amp;[.H21]&amp;&quot;' fatigue='&quot;&amp;[.I21]&amp;&quot;'&gt;&lt;/attack&gt;&quot;" office:value-type="string" office:string-value="&lt;attack Number='19' name='Berzerk' improved='04' experience='40' def='-10' stamina='26' hit='46' damage='96' fatigue='30'&gt;&lt;/attack&gt;">
            <text:p>&lt;attack Number='19' name='Berzerk' improved='04' experience='40' def='-10' stamina='26' hit='46' damage='96' fatigue='30'&gt;&lt;/attack&gt;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Fireball</text:p>
          </table:table-cell>
          <table:table-cell office:value-type="string">
            <text:p>16: Fire (Hidden Wizard skill)</text:p>
          </table:table-cell>
          <table:table-cell office:value-type="float" office:value="35">
            <text:p>35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&quot;&lt;attack Number='&quot;&amp;[.A22]&amp;&quot;' name='&quot;&amp;[.B22]&amp;&quot;' improved='&quot;&amp;MID([.C22];1;2)&amp;&quot;' experience='&quot;&amp;[.D22]&amp;&quot;' def='&quot;&amp;[.E22]&amp;&quot;' stamina='&quot;&amp;[.F22]&amp;&quot;' hit='&quot;&amp;[.G22]&amp;&quot;' damage='&quot;&amp;[.H22]&amp;&quot;' fatigue='&quot;&amp;[.I22]&amp;&quot;'&gt;&lt;/attack&gt;&quot;" office:value-type="string" office:string-value="&lt;attack Number='20' name='Fireball' improved='16' experience='35' def='-7' stamina='5' hit='0' damage='0' fatigue='42'&gt;&lt;/attack&gt;">
            <text:p>&lt;attack Number='20' name='Fireball' improved='16' experience='35' def='-7' stamina='5' hit='0' damage='0' fatigue='42'&gt;&lt;/attack&gt;</text:p>
          </table:table-cell>
          <table:table-cell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Dispell</text:p>
          </table:table-cell>
          <table:table-cell office:value-type="string">
            <text:p>17: Air (Hidden Wizard skill)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&quot;&lt;attack Number='&quot;&amp;[.A23]&amp;&quot;' name='&quot;&amp;[.B23]&amp;&quot;' improved='&quot;&amp;MID([.C23];1;2)&amp;&quot;' experience='&quot;&amp;[.D23]&amp;&quot;' def='&quot;&amp;[.E23]&amp;&quot;' stamina='&quot;&amp;[.F23]&amp;&quot;' hit='&quot;&amp;[.G23]&amp;&quot;' damage='&quot;&amp;[.H23]&amp;&quot;' fatigue='&quot;&amp;[.I23]&amp;&quot;'&gt;&lt;/attack&gt;&quot;" office:value-type="string" office:string-value="&lt;attack Number='21' name='Dispell' improved='17' experience='25' def='-7' stamina='2' hit='0' damage='0' fatigue='31'&gt;&lt;/attack&gt;">
            <text:p>&lt;attack Number='21' name='Dispell' improved='17' experience='25' def='-7' stamina='2' hit='0' damage='0' fatigue='31'&gt;&lt;/attack&gt;</text:p>
          </table:table-cell>
          <table:table-cell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Confuse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24]&amp;&quot;' name='&quot;&amp;[.B24]&amp;&quot;' improved='&quot;&amp;MID([.C24];1;2)&amp;&quot;' experience='&quot;&amp;[.D24]&amp;&quot;' def='&quot;&amp;[.E24]&amp;&quot;' stamina='&quot;&amp;[.F24]&amp;&quot;' hit='&quot;&amp;[.G24]&amp;&quot;' damage='&quot;&amp;[.H24]&amp;&quot;' fatigue='&quot;&amp;[.I24]&amp;&quot;'&gt;&lt;/attack&gt;&quot;" office:value-type="string" office:string-value="&lt;attack Number='22' name='Confuse (d)' improved='14' experience='0' def='-7' stamina='2' hit='0' damage='0' fatigue='10'&gt;&lt;/attack&gt;">
            <text:p>&lt;attack Number='22' name='Confuse (d)' improved='14' experience='0' def='-7' stamina='2' hit='0' damage='0' fatigue='10'&gt;&lt;/attack&gt;</text:p>
          </table:table-cell>
          <table:table-cell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17: Air (Hidden Wizard skill)</text:p>
          </table:table-cell>
          <table:table-cell office:value-type="float" office:value="30">
            <text:p>30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&quot;&lt;attack Number='&quot;&amp;[.A25]&amp;&quot;' name='&quot;&amp;[.B25]&amp;&quot;' improved='&quot;&amp;MID([.C25];1;2)&amp;&quot;' experience='&quot;&amp;[.D25]&amp;&quot;' def='&quot;&amp;[.E25]&amp;&quot;' stamina='&quot;&amp;[.F25]&amp;&quot;' hit='&quot;&amp;[.G25]&amp;&quot;' damage='&quot;&amp;[.H25]&amp;&quot;' fatigue='&quot;&amp;[.I25]&amp;&quot;'&gt;&lt;/attack&gt;&quot;" office:value-type="string" office:string-value="&lt;attack Number='23' name='Lightning' improved='17' experience='30' def='-7' stamina='4' hit='0' damage='0' fatigue='38'&gt;&lt;/attack&gt;">
            <text:p>&lt;attack Number='23' name='Lightning' improved='17' experience='30' def='-7' stamina='4' hit='0' damage='0' fatigue='38'&gt;&lt;/attack&gt;</text:p>
          </table:table-cell>
          <table:table-cell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Disrupt</text:p>
          </table:table-cell>
          <table:table-cell office:value-type="string">
            <text:p>17: Air (Hidden Wizard skill)</text:p>
          </table:table-cell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formula="of:=&quot;&lt;attack Number='&quot;&amp;[.A26]&amp;&quot;' name='&quot;&amp;[.B26]&amp;&quot;' improved='&quot;&amp;MID([.C26];1;2)&amp;&quot;' experience='&quot;&amp;[.D26]&amp;&quot;' def='&quot;&amp;[.E26]&amp;&quot;' stamina='&quot;&amp;[.F26]&amp;&quot;' hit='&quot;&amp;[.G26]&amp;&quot;' damage='&quot;&amp;[.H26]&amp;&quot;' fatigue='&quot;&amp;[.I26]&amp;&quot;'&gt;&lt;/attack&gt;&quot;" office:value-type="string" office:string-value="&lt;attack Number='24' name='Disrupt' improved='17' experience='10' def='-7' stamina='5' hit='46' damage='55' fatigue='9'&gt;&lt;/attack&gt;">
            <text:p>&lt;attack Number='24' name='Disrupt' improved='17' experience='10' def='-7' stamina='5' hit='46' damage='55' fatigue='9'&gt;&lt;/attack&gt;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Melee</text:p>
          </table:table-cell>
          <table:table-cell office:value-type="string">
            <text:p>06: Club (Hidden Fighter skill)</text:p>
          </table:table-cell>
          <table:table-cell office:value-type="float" office:value="24">
            <text:p>24</text:p>
          </table:table-cell>
          <table:table-cell office:value-type="float" office:value="-5">
            <text:p>-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&quot;&lt;attack Number='&quot;&amp;[.A27]&amp;&quot;' name='&quot;&amp;[.B27]&amp;&quot;' improved='&quot;&amp;MID([.C27];1;2)&amp;&quot;' experience='&quot;&amp;[.D27]&amp;&quot;' def='&quot;&amp;[.E27]&amp;&quot;' stamina='&quot;&amp;[.F27]&amp;&quot;' hit='&quot;&amp;[.G27]&amp;&quot;' damage='&quot;&amp;[.H27]&amp;&quot;' fatigue='&quot;&amp;[.I27]&amp;&quot;'&gt;&lt;/attack&gt;&quot;" office:value-type="string" office:string-value="&lt;attack Number='25' name='Melee' improved='06' experience='24' def='-5' stamina='17' hit='64' damage='60' fatigue='20'&gt;&lt;/attack&gt;">
            <text:p>&lt;attack Number='25' name='Melee' improved='06' experience='24' def='-5' stamina='17' hit='64' damage='60' fatigue='20'&gt;&lt;/attack&gt;</text:p>
          </table:table-cell>
          <table:table-cell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X</text:p>
          </table:table-cell>
          <table:table-cell office:value-type="string">
            <text:p>08: Steal (Hidden Ninja skill)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28]&amp;&quot;' name='&quot;&amp;[.B28]&amp;&quot;' improved='&quot;&amp;MID([.C28];1;2)&amp;&quot;' experience='&quot;&amp;[.D28]&amp;&quot;' def='&quot;&amp;[.E28]&amp;&quot;' stamina='&quot;&amp;[.F28]&amp;&quot;' hit='&quot;&amp;[.G28]&amp;&quot;' damage='&quot;&amp;[.H28]&amp;&quot;' fatigue='&quot;&amp;[.I28]&amp;&quot;'&gt;&lt;/attack&gt;&quot;" office:value-type="string" office:string-value="&lt;attack Number='26' name='X' improved='08' experience='0' def='-15' stamina='1' hit='0' damage='0' fatigue='10'&gt;&lt;/attack&gt;">
            <text:p>&lt;attack Number='26' name='X' improved='08' experience='0' def='-15' stamina='1' hit='0' damage='0' fatigue='10'&gt;&lt;/attack&gt;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voke</text:p>
          </table:table-cell>
          <table:table-cell office:value-type="string">
            <text:p>03: Wizard</text:p>
          </table:table-cell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&quot;&lt;attack Number='&quot;&amp;[.A29]&amp;&quot;' name='&quot;&amp;[.B29]&amp;&quot;' improved='&quot;&amp;MID([.C29];1;2)&amp;&quot;' experience='&quot;&amp;[.D29]&amp;&quot;' def='&quot;&amp;[.E29]&amp;&quot;' stamina='&quot;&amp;[.F29]&amp;&quot;' hit='&quot;&amp;[.G29]&amp;&quot;' damage='&quot;&amp;[.H29]&amp;&quot;' fatigue='&quot;&amp;[.I29]&amp;&quot;'&gt;&lt;/attack&gt;&quot;" office:value-type="string" office:string-value="&lt;attack Number='27' name='Invoke' improved='03' experience='25' def='-9' stamina='2' hit='0' damage='0' fatigue='16'&gt;&lt;/attack&gt;">
            <text:p>&lt;attack Number='27' name='Invoke' improved='03' experience='25' def='-9' stamina='2' hit='0' damage='0' fatigue='16'&gt;&lt;/attack&gt;</text:p>
          </table:table-cell>
          <table:table-cell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Slash</text:p>
          </table:table-cell>
          <table:table-cell office:value-type="string">
            <text:p>04: Swing (Hidden Fighter skill)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&quot;&lt;attack Number='&quot;&amp;[.A30]&amp;&quot;' name='&quot;&amp;[.B30]&amp;&quot;' improved='&quot;&amp;MID([.C30];1;2)&amp;&quot;' experience='&quot;&amp;[.D30]&amp;&quot;' def='&quot;&amp;[.E30]&amp;&quot;' stamina='&quot;&amp;[.F30]&amp;&quot;' hit='&quot;&amp;[.G30]&amp;&quot;' damage='&quot;&amp;[.H30]&amp;&quot;' fatigue='&quot;&amp;[.I30]&amp;&quot;'&gt;&lt;/attack&gt;&quot;" office:value-type="string" office:string-value="&lt;attack Number='28' name='Slash' improved='04' experience='9' def='4' stamina='2' hit='26' damage='16' fatigue='4'&gt;&lt;/attack&gt;">
            <text:p>&lt;attack Number='28' name='Slash' improved='04' experience='9' def='4' stamina='2' hit='26' damage='16' fatigue='4'&gt;&lt;/attack&gt;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Cleave</text:p>
          </table:table-cell>
          <table:table-cell office:value-type="string">
            <text:p>04: Swing (Hidden Fighter skill)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formula="of:=&quot;&lt;attack Number='&quot;&amp;[.A31]&amp;&quot;' name='&quot;&amp;[.B31]&amp;&quot;' improved='&quot;&amp;MID([.C31];1;2)&amp;&quot;' experience='&quot;&amp;[.D31]&amp;&quot;' def='&quot;&amp;[.E31]&amp;&quot;' stamina='&quot;&amp;[.F31]&amp;&quot;' hit='&quot;&amp;[.G31]&amp;&quot;' damage='&quot;&amp;[.H31]&amp;&quot;' fatigue='&quot;&amp;[.I31]&amp;&quot;'&gt;&lt;/attack&gt;&quot;" office:value-type="string" office:string-value="&lt;attack Number='29' name='Cleave' improved='04' experience='12' def='0' stamina='10' hit='40' damage='48' fatigue='12'&gt;&lt;/attack&gt;">
            <text:p>&lt;attack Number='29' name='Cleave' improved='04' experience='12' def='0' stamina='10' hit='40' damage='48' fatigue='12'&gt;&lt;/attack&gt;</text:p>
          </table:table-cell>
          <table:table-cell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Bash</text:p>
          </table:table-cell>
          <table:table-cell office:value-type="string">
            <text:p>06: Club (Hidden Fighter skill)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&quot;&lt;attack Number='&quot;&amp;[.A32]&amp;&quot;' name='&quot;&amp;[.B32]&amp;&quot;' improved='&quot;&amp;MID([.C32];1;2)&amp;&quot;' experience='&quot;&amp;[.D32]&amp;&quot;' def='&quot;&amp;[.E32]&amp;&quot;' stamina='&quot;&amp;[.F32]&amp;&quot;' hit='&quot;&amp;[.G32]&amp;&quot;' damage='&quot;&amp;[.H32]&amp;&quot;' fatigue='&quot;&amp;[.I32]&amp;&quot;'&gt;&lt;/attack&gt;&quot;" office:value-type="string" office:string-value="&lt;attack Number='30' name='Bash' improved='06' experience='11' def='0' stamina='9' hit='32' damage='50' fatigue='20'&gt;&lt;/attack&gt;">
            <text:p>&lt;attack Number='30' name='Bash' improved='06' experience='11' def='0' stamina='9' hit='32' damage='50' fatigue='20'&gt;&lt;/attack&gt;</text:p>
          </table:table-cell>
          <table:table-cell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Stun</text:p>
          </table:table-cell>
          <table:table-cell office:value-type="string">
            <text:p>06: Club (Hidden Fighter skill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&quot;&lt;attack Number='&quot;&amp;[.A33]&amp;&quot;' name='&quot;&amp;[.B33]&amp;&quot;' improved='&quot;&amp;MID([.C33];1;2)&amp;&quot;' experience='&quot;&amp;[.D33]&amp;&quot;' def='&quot;&amp;[.E33]&amp;&quot;' stamina='&quot;&amp;[.F33]&amp;&quot;' hit='&quot;&amp;[.G33]&amp;&quot;' damage='&quot;&amp;[.H33]&amp;&quot;' fatigue='&quot;&amp;[.I33]&amp;&quot;'&gt;&lt;/attack&gt;&quot;" office:value-type="string" office:string-value="&lt;attack Number='31' name='Stun' improved='06' experience='10' def='5' stamina='2' hit='50' damage='16' fatigue='7'&gt;&lt;/attack&gt;">
            <text:p>&lt;attack Number='31' name='Stun' improved='06' experience='10' def='5' stamina='2' hit='50' damage='16' fatigue='7'&gt;&lt;/attack&gt;</text:p>
          </table:table-cell>
          <table:table-cell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Shoot</text:p>
          </table:table-cell>
          <table:table-cell office:value-type="string">
            <text:p>11: Shoot (Hidden Ninja skill)</text:p>
          </table:table-cell>
          <table:table-cell office:value-type="float" office:value="9">
            <text:p>9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&quot;&lt;attack Number='&quot;&amp;[.A34]&amp;&quot;' name='&quot;&amp;[.B34]&amp;&quot;' improved='&quot;&amp;MID([.C34];1;2)&amp;&quot;' experience='&quot;&amp;[.D34]&amp;&quot;' def='&quot;&amp;[.E34]&amp;&quot;' stamina='&quot;&amp;[.F34]&amp;&quot;' hit='&quot;&amp;[.G34]&amp;&quot;' damage='&quot;&amp;[.H34]&amp;&quot;' fatigue='&quot;&amp;[.I34]&amp;&quot;'&gt;&lt;/attack&gt;&quot;" office:value-type="string" office:string-value="&lt;attack Number='32' name='Shoot' improved='11' experience='9' def='-15' stamina='3' hit='0' damage='0' fatigue='14'&gt;&lt;/attack&gt;">
            <text:p>&lt;attack Number='32' name='Shoot' improved='11' experience='9' def='-15' stamina='3' hit='0' damage='0' fatigue='14'&gt;&lt;/attack&gt;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Spellshield</text:p>
          </table:table-cell>
          <table:table-cell office:value-type="string">
            <text:p>15: Defend (Hidden Priest skill)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&quot;&lt;attack Number='&quot;&amp;[.A35]&amp;&quot;' name='&quot;&amp;[.B35]&amp;&quot;' improved='&quot;&amp;MID([.C35];1;2)&amp;&quot;' experience='&quot;&amp;[.D35]&amp;&quot;' def='&quot;&amp;[.E35]&amp;&quot;' stamina='&quot;&amp;[.F35]&amp;&quot;' hit='&quot;&amp;[.G35]&amp;&quot;' damage='&quot;&amp;[.H35]&amp;&quot;' fatigue='&quot;&amp;[.I35]&amp;&quot;'&gt;&lt;/attack&gt;&quot;" office:value-type="string" office:string-value="&lt;attack Number='33' name='Spellshield' improved='15' experience='20' def='-7' stamina='1' hit='0' damage='0' fatigue='30'&gt;&lt;/attack&gt;">
            <text:p>&lt;attack Number='33' name='Spellshield' improved='15' experience='20' def='-7' stamina='1' hit='0' damage='0' fatigue='30'&gt;&lt;/attack&gt;</text:p>
          </table:table-cell>
          <table:table-cell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Fireshield</text:p>
          </table:table-cell>
          <table:table-cell office:value-type="string">
            <text:p>15: Defend (Hidden Priest skill)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&quot;&lt;attack Number='&quot;&amp;[.A36]&amp;&quot;' name='&quot;&amp;[.B36]&amp;&quot;' improved='&quot;&amp;MID([.C36];1;2)&amp;&quot;' experience='&quot;&amp;[.D36]&amp;&quot;' def='&quot;&amp;[.E36]&amp;&quot;' stamina='&quot;&amp;[.F36]&amp;&quot;' hit='&quot;&amp;[.G36]&amp;&quot;' damage='&quot;&amp;[.H36]&amp;&quot;' fatigue='&quot;&amp;[.I36]&amp;&quot;'&gt;&lt;/attack&gt;&quot;" office:value-type="string" office:string-value="&lt;attack Number='34' name='Fireshield' improved='15' experience='20' def='-7' stamina='2' hit='0' damage='0' fatigue='35'&gt;&lt;/attack&gt;">
            <text:p>&lt;attack Number='34' name='Fireshield' improved='15' experience='20' def='-7' stamina='2' hit='0' damage='0' fatigue='35'&gt;&lt;/attack&gt;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luxcage</text:p>
          </table:table-cell>
          <table:table-cell office:value-type="string">
            <text:p>03: Wizard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&quot;&lt;attack Number='&quot;&amp;[.A37]&amp;&quot;' name='&quot;&amp;[.B37]&amp;&quot;' improved='&quot;&amp;MID([.C37];1;2)&amp;&quot;' experience='&quot;&amp;[.D37]&amp;&quot;' def='&quot;&amp;[.E37]&amp;&quot;' stamina='&quot;&amp;[.F37]&amp;&quot;' hit='&quot;&amp;[.G37]&amp;&quot;' damage='&quot;&amp;[.H37]&amp;&quot;' fatigue='&quot;&amp;[.I37]&amp;&quot;'&gt;&lt;/attack&gt;&quot;" office:value-type="string" office:string-value="&lt;attack Number='35' name='Fluxcage' improved='03' experience='12' def='8' stamina='6' hit='0' damage='0' fatigue='2'&gt;&lt;/attack&gt;">
            <text:p>&lt;attack Number='35' name='Fluxcage' improved='03' experience='12' def='8' stamina='6' hit='0' damage='0' fatigue='2'&gt;&lt;/attack&gt;</text:p>
          </table:table-cell>
          <table:table-cell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Heal</text:p>
          </table:table-cell>
          <table:table-cell office:value-type="string">
            <text:p>13: Heal (Hidden Priest skill)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&quot;&lt;attack Number='&quot;&amp;[.A38]&amp;&quot;' name='&quot;&amp;[.B38]&amp;&quot;' improved='&quot;&amp;MID([.C38];1;2)&amp;&quot;' experience='&quot;&amp;[.D38]&amp;&quot;' def='&quot;&amp;[.E38]&amp;&quot;' stamina='&quot;&amp;[.F38]&amp;&quot;' hit='&quot;&amp;[.G38]&amp;&quot;' damage='&quot;&amp;[.H38]&amp;&quot;' fatigue='&quot;&amp;[.I38]&amp;&quot;'&gt;&lt;/attack&gt;&quot;" office:value-type="string" office:string-value="&lt;attack Number='36' name='Heal' improved='13' experience='0' def='-20' stamina='1' hit='0' damage='0' fatigue='19'&gt;&lt;/attack&gt;">
            <text:p>&lt;attack Number='36' name='Heal' improved='13' experience='0' def='-20' stamina='1' hit='0' damage='0' fatigue='19'&gt;&lt;/attack&gt;</text:p>
          </table:table-cell>
          <table:table-cell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Calm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&quot;&lt;attack Number='&quot;&amp;[.A39]&amp;&quot;' name='&quot;&amp;[.B39]&amp;&quot;' improved='&quot;&amp;MID([.C39];1;2)&amp;&quot;' experience='&quot;&amp;[.D39]&amp;&quot;' def='&quot;&amp;[.E39]&amp;&quot;' stamina='&quot;&amp;[.F39]&amp;&quot;' hit='&quot;&amp;[.G39]&amp;&quot;' damage='&quot;&amp;[.H39]&amp;&quot;' fatigue='&quot;&amp;[.I39]&amp;&quot;'&gt;&lt;/attack&gt;&quot;" office:value-type="string" office:string-value="&lt;attack Number='37' name='Calm (d)' improved='14' experience='0' def='-5' stamina='1' hit='0' damage='0' fatigue='9'&gt;&lt;/attack&gt;">
            <text:p>&lt;attack Number='37' name='Calm (d)' improved='14' experience='0' def='-5' stamina='1' hit='0' damage='0' fatigue='9'&gt;&lt;/attack&gt;</text:p>
          </table:table-cell>
          <table:table-cell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Light</text:p>
          </table:table-cell>
          <table:table-cell office:value-type="string">
            <text:p>17: Air (Hidden Wizard skill)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40]&amp;&quot;' name='&quot;&amp;[.B40]&amp;&quot;' improved='&quot;&amp;MID([.C40];1;2)&amp;&quot;' experience='&quot;&amp;[.D40]&amp;&quot;' def='&quot;&amp;[.E40]&amp;&quot;' stamina='&quot;&amp;[.F40]&amp;&quot;' hit='&quot;&amp;[.G40]&amp;&quot;' damage='&quot;&amp;[.H40]&amp;&quot;' fatigue='&quot;&amp;[.I40]&amp;&quot;'&gt;&lt;/attack&gt;&quot;" office:value-type="string" office:string-value="&lt;attack Number='38' name='Light' improved='17' experience='20' def='0' stamina='3' hit='0' damage='0' fatigue='10'&gt;&lt;/attack&gt;">
            <text:p>&lt;attack Number='38' name='Light' improved='17' experience='20' def='0' stamina='3' hit='0' damage='0' fatigue='10'&gt;&lt;/attack&gt;</text:p>
          </table:table-cell>
          <table:table-cell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Window</text:p>
          </table:table-cell>
          <table:table-cell office:value-type="string">
            <text:p>18: Earth (Hidden Wizard skill)</text:p>
          </table:table-cell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&quot;&lt;attack Number='&quot;&amp;[.A41]&amp;&quot;' name='&quot;&amp;[.B41]&amp;&quot;' improved='&quot;&amp;MID([.C41];1;2)&amp;&quot;' experience='&quot;&amp;[.D41]&amp;&quot;' def='&quot;&amp;[.E41]&amp;&quot;' stamina='&quot;&amp;[.F41]&amp;&quot;' hit='&quot;&amp;[.G41]&amp;&quot;' damage='&quot;&amp;[.H41]&amp;&quot;' fatigue='&quot;&amp;[.I41]&amp;&quot;'&gt;&lt;/attack&gt;&quot;" office:value-type="string" office:string-value="&lt;attack Number='39' name='Window' improved='18' experience='30' def='-15' stamina='2' hit='0' damage='0' fatigue='15'&gt;&lt;/attack&gt;">
            <text:p>&lt;attack Number='39' name='Window' improved='18' experience='30' def='-15' stamina='2' hit='0' damage='0' fatigue='15'&gt;&lt;/attack&gt;</text:p>
          </table:table-cell>
          <table:table-cell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Spit</text:p>
          </table:table-cell>
          <table:table-cell office:value-type="string">
            <text:p>16: Fire (Hidden Wizard skill)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&quot;&lt;attack Number='&quot;&amp;[.A42]&amp;&quot;' name='&quot;&amp;[.B42]&amp;&quot;' improved='&quot;&amp;MID([.C42];1;2)&amp;&quot;' experience='&quot;&amp;[.D42]&amp;&quot;' def='&quot;&amp;[.E42]&amp;&quot;' stamina='&quot;&amp;[.F42]&amp;&quot;' hit='&quot;&amp;[.G42]&amp;&quot;' damage='&quot;&amp;[.H42]&amp;&quot;' fatigue='&quot;&amp;[.I42]&amp;&quot;'&gt;&lt;/attack&gt;&quot;" office:value-type="string" office:string-value="&lt;attack Number='40' name='Spit' improved='16' experience='25' def='-7' stamina='3' hit='0' damage='0' fatigue='22'&gt;&lt;/attack&gt;">
            <text:p>&lt;attack Number='40' name='Spit' improved='16' experience='25' def='-7' stamina='3' hit='0' damage='0' fatigue='22'&gt;&lt;/attack&gt;</text:p>
          </table:table-cell>
          <table:table-cell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Brandish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43]&amp;&quot;' name='&quot;&amp;[.B43]&amp;&quot;' improved='&quot;&amp;MID([.C43];1;2)&amp;&quot;' experience='&quot;&amp;[.D43]&amp;&quot;' def='&quot;&amp;[.E43]&amp;&quot;' stamina='&quot;&amp;[.F43]&amp;&quot;' hit='&quot;&amp;[.G43]&amp;&quot;' damage='&quot;&amp;[.H43]&amp;&quot;' fatigue='&quot;&amp;[.I43]&amp;&quot;'&gt;&lt;/attack&gt;&quot;" office:value-type="string" office:string-value="&lt;attack Number='41' name='Brandish (d)' improved='14' experience='0' def='-4' stamina='2' hit='0' damage='0' fatigue='10'&gt;&lt;/attack&gt;">
            <text:p>&lt;attack Number='41' name='Brandish (d)' improved='14' experience='0' def='-4' stamina='2' hit='0' damage='0' fatigue='10'&gt;&lt;/attack&gt;</text:p>
          </table:table-cell>
          <table:table-cell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Throw</text:p>
          </table:table-cell>
          <table:table-cell office:value-type="string">
            <text:p>10: Throw (Hidden Ninja skill)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&quot;&lt;attack Number='&quot;&amp;[.A44]&amp;&quot;' name='&quot;&amp;[.B44]&amp;&quot;' improved='&quot;&amp;MID([.C44];1;2)&amp;&quot;' experience='&quot;&amp;[.D44]&amp;&quot;' def='&quot;&amp;[.E44]&amp;&quot;' stamina='&quot;&amp;[.F44]&amp;&quot;' hit='&quot;&amp;[.G44]&amp;&quot;' damage='&quot;&amp;[.H44]&amp;&quot;' fatigue='&quot;&amp;[.I44]&amp;&quot;'&gt;&lt;/attack&gt;&quot;" office:value-type="string" office:string-value="&lt;attack Number='42' name='Throw' improved='10' experience='5' def='0' stamina='0' hit='0' damage='0' fatigue='0'&gt;&lt;/attack&gt;">
            <text:p>&lt;attack Number='42' name='Throw' improved='10' experience='5' def='0' stamina='0' hit='0' damage='0' fatigue='0'&gt;&lt;/attack&gt;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use (f)</text:p>
          </table:table-cell>
          <table:table-cell office:value-type="string">
            <text:p>03: Wizar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&quot;&lt;attack Number='&quot;&amp;[.A45]&amp;&quot;' name='&quot;&amp;[.B45]&amp;&quot;' improved='&quot;&amp;MID([.C45];1;2)&amp;&quot;' experience='&quot;&amp;[.D45]&amp;&quot;' def='&quot;&amp;[.E45]&amp;&quot;' stamina='&quot;&amp;[.F45]&amp;&quot;' hit='&quot;&amp;[.G45]&amp;&quot;' damage='&quot;&amp;[.H45]&amp;&quot;' fatigue='&quot;&amp;[.I45]&amp;&quot;'&gt;&lt;/attack&gt;&quot;" office:value-type="string" office:string-value="&lt;attack Number='43' name='Fuse (f)' improved='03' experience='1' def='8' stamina='2' hit='0' damage='0' fatigue='2'&gt;&lt;/attack&gt;">
            <text:p>&lt;attack Number='43' name='Fuse (f)' improved='03' experience='1' def='8' stamina='2' hit='0' damage='0' fatigue='2'&gt;&lt;/attack&gt;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22.05.2022</text:date>, <text:time>22:1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21T12:05:44.44</meta:creation-date>
    <dc:date>2022-05-22T22:17:13.61</dc:date>
    <dc:creator>Michael D.</dc:creator>
    <meta:editing-duration>PT15M48S</meta:editing-duration>
    <meta:editing-cycles>2</meta:editing-cycles>
    <meta:generator>OpenOffice/4.1.4$Win32 OpenOffice.org_project/414m5$Build-9788</meta:generator>
    <meta:document-statistic meta:table-count="3" meta:cell-count="450" meta:object-count="0"/>
  </office:meta>
</office:document-meta>
</file>